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10000003ECC85AA1B55A9C82D.png" manifest:media-type="image/png"/>
  <manifest:file-entry manifest:full-path="Pictures/100002010000030C0000003E0074E5FD211CF647.png" manifest:media-type="image/png"/>
  <manifest:file-entry manifest:full-path="Pictures/10000201000002E600000040B880704361F14B18.png" manifest:media-type="image/png"/>
  <manifest:file-entry manifest:full-path="Pictures/10000201000002F30000005DAB715870A7148B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771" officeooo:paragraph-rsid="00033771"/>
    </style:style>
    <style:style style:name="P2" style:family="paragraph" style:parent-style-name="Standard">
      <style:text-properties officeooo:rsid="00033771" officeooo:paragraph-rsid="00044746"/>
    </style:style>
    <style:style style:name="P3" style:family="paragraph" style:parent-style-name="Standard">
      <style:text-properties officeooo:rsid="00044746" officeooo:paragraph-rsid="00044746"/>
    </style:style>
    <style:style style:name="P4" style:family="paragraph" style:parent-style-name="Standard">
      <style:text-properties officeooo:rsid="0005f86c" officeooo:paragraph-rsid="0005f86c"/>
    </style:style>
    <style:style style:name="P5" style:family="paragraph" style:parent-style-name="Standard">
      <style:text-properties officeooo:rsid="00067b5a" officeooo:paragraph-rsid="00067b5a"/>
    </style:style>
    <style:style style:name="T1" style:family="text">
      <style:text-properties officeooo:rsid="000447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seção 7</text:p>
      <text:p text:style-name="P1"/>
      <text:p text:style-name="P1">Questão 1 - </text:p>
      <text:p text:style-name="P1"><draw:frame draw:style-name="fr1" draw:name="Figura1" text:anchor-type="char" svg:x="-0.019cm" svg:y="0cm" svg:width="16.512cm" svg:height="1.312cm" draw:z-index="0"><draw:image xlink:href="Pictures/100002010000030C0000003E0074E5FD211CF647.png" xlink:type="simple" xlink:show="embed" xlink:actuate="onLoad" draw:mime-type="image/png"/></draw:frame>Resposta</text:p>
      <text:p text:style-name="P1">Inteiro</text:p>
      <text:p text:style-name="P1">Se &gt; 100, então imprima</text:p>
      <text:p text:style-name="P1">Se &lt;, imprima valor 0</text:p>
      <text:p text:style-name="P1"/>
      <text:p text:style-name="P2">Questão 2 - <text:tab/><text:tab/><text:tab/><text:tab/><text:tab/><text:tab/><text:tab/><text:tab/><text:tab/><text:tab/><text:tab/><text:tab/></text:p>
      <text:p text:style-name="P2"><draw:frame draw:style-name="fr1" draw:name="Figura2" text:anchor-type="char" svg:x="0.065cm" svg:y="0.041cm" svg:width="15.707cm" svg:height="1.355cm" draw:z-index="1"><draw:image xlink:href="Pictures/10000201000002E600000040B880704361F14B18.png" xlink:type="simple" xlink:show="embed" xlink:actuate="onLoad" draw:mime-type="image/png"/></draw:frame><text:span text:style-name="T1">Resposta</text:span></text:p>
      <text:p text:style-name="P3">Receba um número</text:p>
      <text:p text:style-name="P3">Se positivo, armazenar em a</text:p>
      <text:p text:style-name="P3">Senão, em b</text:p>
      <text:p text:style-name="P4">Imprima resultado</text:p>
      <text:p text:style-name="P4"/>
      <text:p text:style-name="P4"/>
      <text:p text:style-name="P4">Questão 3 - </text:p>
      <text:p text:style-name="P3"><draw:frame draw:style-name="fr1" draw:name="Figura3" text:anchor-type="char" svg:x="0.034cm" svg:y="0.134cm" svg:width="14.923cm" svg:height="1.312cm" draw:z-index="2"><draw:image xlink:href="Pictures/10000201000002C10000003ECC85AA1B55A9C82D.png" xlink:type="simple" xlink:show="embed" xlink:actuate="onLoad" draw:mime-type="image/png"/></draw:frame></text:p>
      <text:p text:style-name="P2"><text:tab/><text:tab/><text:tab/></text:p>
      <text:p text:style-name="P2"/>
      <text:p text:style-name="P4">Resposta</text:p>
      <text:p text:style-name="P4">Receba um número</text:p>
      <text:p text:style-name="P4">Se for par</text:p>
      <text:p text:style-name="P4">Armazenar em P</text:p>
      <text:p text:style-name="P5">Se for ímpar</text:p>
      <text:p text:style-name="P5">Armazenar em I</text:p>
      <text:p text:style-name="P5">Imprimir resultado</text:p>
      <text:p text:style-name="P5"/>
      <text:p text:style-name="P5">Questão 4 -</text:p>
      <text:p text:style-name="P5"><draw:frame draw:style-name="fr1" draw:name="Figura4" text:anchor-type="char" svg:x="0.086cm" svg:y="0cm" svg:width="15.983cm" svg:height="1.969cm" draw:z-index="3"><draw:image xlink:href="Pictures/10000201000002F30000005DAB715870A7148B51.png" xlink:type="simple" xlink:show="embed" xlink:actuate="onLoad" draw:mime-type="image/png"/></draw:frame><text:s/>Resposta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09:12:37.829000000</meta:creation-date>
    <dc:date>2021-10-10T09:51:05.678000000</dc:date>
    <meta:editing-duration>PT7M6S</meta:editing-duration>
    <meta:editing-cycles>1</meta:editing-cycles>
    <meta:document-statistic meta:table-count="0" meta:image-count="4" meta:object-count="0" meta:page-count="1" meta:paragraph-count="23" meta:word-count="60" meta:character-count="319" meta:non-whitespace-character-count="262"/>
    <meta:generator>LibreOffice/7.1.6.2$Windows_X86_64 LibreOffice_project/0e133318fcee89abacd6a7d077e292f1145735c3</meta:generator>
  </office:meta>
</office:document-meta>
</file>